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G1" style:family="table-cell" style:data-style-name="N0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9cm" style:rel-column-width="9362*"/>
    </style:style>
    <style:style style:name="Tableau2.G" style:family="table-column">
      <style:table-column-properties style:column-width="2.429cm" style:rel-column-width="936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2.G1" style:family="table-cell" style:data-style-name="N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fo:padding="0.097cm" fo:border="0.002cm solid #000000"/>
    </style:style>
    <style:style style:name="Tableau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B" style:family="table-column">
      <style:table-column-properties style:column-width="4.251cm" style:rel-column-width="16384*"/>
    </style:style>
    <style:style style:name="Tableau4.D" style:family="table-column">
      <style:table-column-properties style:column-width="4.251cm" style:rel-column-width="1638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ort - idées</text:p>
      <text:h text:style-name="Heading_20_1" text:outline-level="1">méthode</text:h>
      <text:list xml:id="list999863723884732606" text:style-name="L1">
        <text:list-item>
          <text:p text:style-name="P2">méthode de musculation – façon de pratiquer un exercice de musculation</text:p>
          <text:list>
            <text:list-item>
              <text:p text:style-name="P2">s'applique à tout exercice comprenant des répétitions (pompes, tractions, abdos...)</text:p>
            </text:list-item>
            <text:list-item>
              <text:p text:style-name="P2">peut se décliner pour tout exercice consistant à parcourir une distance (vélo, jogging...)</text:p>
            </text:list-item>
          </text:list>
        </text:list-item>
        <text:list-item>
          <text:p text:style-name="P2">méthode</text:p>
          <text:list>
            <text:list-item>
              <text:p text:style-name="P2">fait exercice une première fois, en se poussant à bout, après bon échauffement</text:p>
            </text:list-item>
            <text:list-item>
              <text:p text:style-name="P2">inscrit dans formulaire les variables intéressantes (répétitions / distance &amp; dénivelé positif)</text:p>
            </text:list-item>
            <text:list-item>
              <text:p text:style-name="P2">fait le nombre de répétitions / autre indiqué dans site, à la fréquence indiquée</text:p>
            </text:list-item>
            <text:list-item>
              <text:p text:style-name="P2">augmente exponentiellement</text:p>
            </text:list-item>
            <text:list-item>
              <text:p text:style-name="P2">stabiliser quand veut : pas besoin d'aller plus loin / devient trop chronophage / ...</text:p>
            </text:list-item>
          </text:list>
        </text:list-item>
        <text:list-item>
          <text:p text:style-name="P2">but</text:p>
          <text:list>
            <text:list-item>
              <text:p text:style-name="P2">but premier : réduire la pénibilité pour éviter l'abandon</text:p>
              <text:list>
                <text:list-item>
                  <text:p text:style-name="P2">moins chronophage – moins pénible – plus facile – moins épuisante</text:p>
                </text:list-item>
                <text:list-item>
                  <text:p text:style-name="P2">but != perfection. Certaines méthodes plus efficaces, mais découragent la majorité</text:p>
                  <text:list>
                    <text:list-item>
                      <text:p text:style-name="P2">mieux vaut une méthode bonne qu'on suit sur le long terme</text:p>
                    </text:list-item>
                    <text:list-item>
                      <text:p text:style-name="P2">… Qu'une excellente qu'on suit 2 semaines avant d'abandonner</text:p>
                    </text:list-item>
                  </text:list>
                </text:list-item>
                <text:list-item>
                  <text:p text:style-name="P2">conseil : faire un minimum d'exercices, sans oublier de respecter les conseils santé</text:p>
                  <text:list>
                    <text:list-item>
                      <text:p text:style-name="P2">dont : exercice opposé, pour articulations !</text:p>
                    </text:list-item>
                  </text:list>
                </text:list-item>
              </text:list>
            </text:list-item>
            <text:list-item>
              <text:p text:style-name="P2">but second : l'évolution</text:p>
              <text:list>
                <text:list-item>
                  <text:p text:style-name="P2">calculé pour approcher toujours les limites sans jamais les dépasser</text:p>
                  <text:list>
                    <text:list-item>
                      <text:p text:style-name="P2">évolution pas trop brusque → évite blessures</text:p>
                    </text:list-item>
                    <text:list-item>
                      <text:p text:style-name="P2">évolution exponentielle → évite de se reposer sur ses lauriers</text:p>
                    </text:list-item>
                  </text:list>
                </text:list-item>
                <text:list-item>
                  <text:p text:style-name="P2">évolution exponentielle plus naturelle que linéaire</text:p>
                  <text:list>
                    <text:list-item>
                      <text:p text:style-name="P2">linéaire → +1 répétition tous les jours par ex</text:p>
                      <text:list>
                        <text:list-item>
                          <text:p text:style-name="P2">trop brusque au début, quand capable d'en faire que 2 à la base</text:p>
                        </text:list-item>
                        <text:list-item>
                          <text:p text:style-name="P2">trop peu ambitieux à la fin, quand capable d'en faire 150</text:p>
                        </text:list-item>
                      </text:list>
                    </text:list-item>
                    <text:list-item>
                      <text:p text:style-name="P2">constant → 30 pompes par jours par ex → inutile</text:p>
                      <text:list>
                        <text:list-item>
                          <text:p text:style-name="P2">trop brusque au début, aucune évolution par la suite.</text:p>
                        </text:list-item>
                        <text:list-item>
                          <text:p text:style-name="P2">Ex : entrainement one punch man / autre : ni queue ni tête.</text:p>
                        </text:list-item>
                      </text:list>
                    </text:list-item>
                    <text:list-item>
                      <text:p text:style-name="P2">exponentielle → +1% tous les jours par exemple</text:p>
                      <text:list>
                        <text:list-item>
                          <text:p text:style-name="P2">doux quand commence</text:p>
                        </text:list-item>
                        <text:list-item>
                          <text:p text:style-name="P2">permet d'accélérer quand corps rodé</text:p>
                        </text:list-item>
                      </text:list>
                    </text:list-item>
                    <text:list-item>
                      <text:p text:style-name="P2">exponentielle sur les premiers mois</text:p>
                      <text:list>
                        <text:list-item>
                          <text:p text:style-name="P2">quand arrive à faire 250km de vélo, rien ne sert de continuer à augmente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but troisième : la santé. Conseils :</text:p>
              <text:list>
                <text:list-item>
                  <text:p text:style-name="P2">bien s'hydrater</text:p>
                </text:list-item>
                <text:list-item>
                  <text:p text:style-name="P2">bien s'échauffer</text:p>
                </text:list-item>
                <text:list-item>
                  <text:p text:style-name="P2">douleurs → freiner / arrêter</text:p>
                </text:list-item>
                <text:list-item>
                  <text:p text:style-name="P2">inclure du cardio parmis exercices</text:p>
                </text:list-item>
                <text:list-item>
                  <text:p text:style-name="P2">si fait un exercice de muscu, toujours faire l'opposé pour équilibre et articulations</text:p>
                  <text:list>
                    <text:list-item>
                      <text:p text:style-name="P2">ex : pompes → tractions australiennes / rangée / let me up</text:p>
                      <text:list>
                        <text:list-item>
                          <text:p text:style-name="P2">sinon, épaules vers l'avant, problèmes de d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intérêt une seul rép</text:p>
          <text:list>
            <text:list-item>
              <text:p text:style-name="P2">plus court, moins chiant, corps habitue, long terme → fait 5min pompes d'une traite</text:p>
            </text:list-item>
            <text:list-item>
              <text:p text:style-name="P2">adapté pour séries faisables chez soit rapidement</text:p>
              <text:list>
                <text:list-item>
                  <text:p text:style-name="P2"><text:soft-page-break/>moins d'intérêt pour personnes se déplaçant dans salles muscu sur des km exprès.</text:p>
                </text:list-item>
              </text:list>
            </text:list-item>
          </text:list>
        </text:list-item>
        <text:list-item>
          <text:p text:style-name="P2">fréquence</text:p>
          <text:list>
            <text:list-item>
              <text:p text:style-name="P2">dépend des exercices. Rando → pas possible de faire tous les jours.</text:p>
            </text:list-item>
            <text:list-item>
              <text:p text:style-name="P2">Le plus souvent que possible</text:p>
            </text:list-item>
            <text:list-item>
              <text:p text:style-name="P2">exercices maison : tous les jours si motivé</text:p>
              <text:list>
                <text:list-item>
                  <text:p text:style-name="P2">s'autoriser de temps en temps 2-3 jours sans, pas trop strict, sinon abandon</text:p>
                </text:list-item>
              </text:list>
            </text:list-item>
            <text:list-item>
              <text:p text:style-name="P2">exercices extérieurs rapides, type parc de street workout</text:p>
              <text:list>
                <text:list-item>
                  <text:p text:style-name="P2">2-3 fois par semaine, au passage</text:p>
                </text:list-item>
              </text:list>
            </text:list-item>
            <text:list-item>
              <text:p text:style-name="P2">chronophages : une fois par semaine au moins</text:p>
            </text:list-item>
          </text:list>
        </text:list-item>
        <text:list-item>
          <text:p text:style-name="P2">conseils exercices</text:p>
          <text:list>
            <text:list-item>
              <text:p text:style-name="P2">un exercice de muscu rapide qui muscle l'avant du haut du corps</text:p>
              <text:list>
                <text:list-item>
                  <text:p text:style-name="P2">ex : pompes (pectoraux, triceps)</text:p>
                </text:list-item>
              </text:list>
            </text:list-item>
            <text:list-item>
              <text:p text:style-name="P2">un exercice inverse du premier, arrière du buste</text:p>
              <text:list>
                <text:list-item>
                  <text:p text:style-name="P2">inverse pompes : tractions australiennes / rangée / let me up... Au pire tractions mais pas tout à fait inverse</text:p>
                </text:list-item>
              </text:list>
            </text:list-item>
            <text:list-item>
              <text:p text:style-name="P2">un exercice jambes &amp; cardio</text:p>
              <text:list>
                <text:list-item>
                  <text:p text:style-name="P2">jogging / rando / vélo / …</text:p>
                </text:list-item>
                <text:list-item>
                  <text:p text:style-name="P2">déconseille muscu jambes : moyennement efficace</text:p>
                </text:list-item>
                <text:list-item>
                  <text:p text:style-name="P2">conseille jambes &amp; cardio : efficace, sans pas temps passer, cardio = santé</text:p>
                </text:list-item>
                <text:list-item>
                  <text:p text:style-name="P2">surtout pas négliger cardio</text:p>
                </text:list-item>
                <text:list-item>
                  <text:p text:style-name="P2">conseil : garder intérêt. Ex : rando / vélo, distrait, agréable. But : pas d'abandon.</text:p>
                </text:list-item>
              </text:list>
            </text:list-item>
            <text:list-item>
              <text:p text:style-name="P2">mais exercices restent libres, juste conseils, méthode porte sur manière de faire exs</text:p>
            </text:list-item>
          </text:list>
        </text:list-item>
        <text:list-item>
          <text:p text:style-name="P2">cas des exercice trop difficiles au début</text:p>
          <text:list>
            <text:list-item>
              <text:p text:style-name="P2">si veut évoluer dans tractions par exemple, mais arrive pas à en faire une</text:p>
            </text:list-item>
            <text:list-item>
              <text:p text:style-name="P2">existe version facile de tout exercice</text:p>
              <text:list>
                <text:list-item>
                  <text:p text:style-name="P2">pour tractions : tractions négatives</text:p>
                </text:list-item>
                <text:list-item>
                  <text:p text:style-name="P2">possible aussi avec élastique / …</text:p>
                </text:list-item>
              </text:list>
            </text:list-item>
            <text:list-item>
              <text:p text:style-name="P2">faire version facile, et tenter de temps en temps d'aller à version normale</text:p>
            </text:list-item>
            <text:list-item>
              <text:p text:style-name="P2">quand y arrive, recommencer : faire max, et demander new valeurs</text:p>
            </text:list-item>
          </text:list>
        </text:list-item>
      </text:list>
      <text:h text:style-name="Heading_20_1" text:outline-level="1">fonctionnement site</text:h>
      <text:list xml:id="list408816284" text:continue-numbering="true" text:style-name="L1">
        <text:list-item>
          <text:p text:style-name="P2">formules permettant de calculer exercice jour</text:p>
          <text:list>
            <text:list-item>
              <text:p text:style-name="P2">note pour suite : pas d'arrondis !!! nb stockés en float, arrondir dans méthode d'affichage</text:p>
              <text:list>
                <text:list-item>
                  <text:p text:style-name="P2">mieux pour calculs, sinon effets de blocages si calcul d'un jour à l'autre</text:p>
                </text:list-item>
              </text:list>
            </text:list-item>
            <text:list-item>
              <text:p text:style-name="P2">formule version exponentielle (pas sélectionné, garde au cas où)</text:p>
              <text:list>
                <text:list-item>
                  <text:p text:style-name="P2">soient : rép(j) le nombre au jème jour de travail, et 0 le jour du test max</text:p>
                  <text:list>
                    <text:list-item>
                      <text:p text:style-name="P2">exercice avec répétitions (pompes / tractions / autre)</text:p>
                      <text:list>
                        <text:list-item>
                          <text:p text:style-name="P2">rép(j) = arrondi ( (rép(0) * 0,8) * 1,03^j)</text:p>
                        </text:list-item>
                      </text:list>
                    </text:list-item>
                    <text:list-item>
                      <text:p text:style-name="P2">exercice avec distance, sans dénivelé, plat (jogging urbain / vélo dans plaines / ...)</text:p>
                      <text:list>
                        <text:list-item>
                          <text:p text:style-name="P2">km(j) = (km(0) * 0,8) * 1,03^j</text:p>
                        </text:list-item>
                      </text:list>
                    </text:list-item>
                  </text:list>
                </text:list-item>
                <text:list-item>
                  <text:p text:style-name="P2">soient km(j) la distance le jour j, &amp; dp(j) le dénivelé positif en m le jour j, c une constante</text:p>
                  <text:list>
                    <text:list-item>
                      <text:p text:style-name="P2">bien noter que distance en km, et déniv en m, pas même unité !!!</text:p>
                    </text:list-item>
                    <text:list-item>
                      <text:p text:style-name="P2">exercice avec distance et dénivelé (jogging / vélo / ...)</text:p>
                      <text:list>
                        <text:list-item>
                          <text:p text:style-name="P2">km(j) + c*dp(j) = arrondi ( ( (km(0) + c*dp(0)) * 0,8) * 1,03^j)</text:p>
                        </text:list-item>
                        <text:list-item>
                          <text:p text:style-name="P2">valeur c</text:p>
                          <text:list>
                            <text:list-item>
                              <text:p text:style-name="P2">rando : c = 0,05</text:p>
                            </text:list-item>
                            <text:list-item>
                              <text:p text:style-name="P2">jogging : c = 0,15</text:p>
                            </text:list-item>
                            <text:list-item>
                              <text:p text:style-name="P2"><text:soft-page-break/>vélo : c = 0,3</text:p>
                            </text:list-item>
                            <text:list-item>
                              <text:p text:style-name="P2">possible modifier c à la main si convient pas, ou si autre spor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note : plus compliqué, et pas parfait, prend pas en compte terrain éboulé etc</text:p>
                    </text:list-item>
                    <text:list-item>
                      <text:p text:style-name="P2">prévenir que peut faire avec méthode, mais pas optimal</text:p>
                    </text:list-item>
                  </text:list>
                </text:list-item>
              </text:list>
            </text:list-item>
            <text:list-item>
              <text:p text:style-name="P2">formule plus linéaire (choix final ?)</text:p>
              <text:list>
                <text:list-item>
                  <text:p text:style-name="P2">problème ancienne formule</text:p>
                  <text:list>
                    <text:list-item>
                      <text:p text:style-name="P2">problèmes</text:p>
                      <text:list>
                        <text:list-item>
                          <text:p text:style-name="P2">trop exp, trop lent au début, trop rapide à la fin</text:p>
                        </text:list-item>
                        <text:list-item>
                          <text:p text:style-name="P2">une répétition → 31 jours pour passer à 2</text:p>
                        </text:list-item>
                        <text:list-item>
                          <text:p text:style-name="P2">100 répétitions → passe à 200 en 31 jours seulement</text:p>
                        </text:list-item>
                      </text:list>
                    </text:list-item>
                    <text:list-item>
                      <text:p text:style-name="P2">anciennes valeurs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">rép</text:p>
          </table:table-cell>
          <table:table-cell table:style-name="Tableau1.B1" office:value-type="float" office:value="1">
            <text:p text:style-name="P1">1</text:p>
          </table:table-cell>
          <table:table-cell table:style-name="Tableau1.B1" office:value-type="float" office:value="2">
            <text:p text:style-name="P1">2</text:p>
          </table:table-cell>
          <table:table-cell table:style-name="Tableau1.B1" office:value-type="float" office:value="3">
            <text:p text:style-name="P1">3</text:p>
          </table:table-cell>
          <table:table-cell table:style-name="Tableau1.B1" office:value-type="float" office:value="10">
            <text:p text:style-name="P1">10</text:p>
          </table:table-cell>
          <table:table-cell table:style-name="Tableau1.B1" office:value-type="float" office:value="100">
            <text:p text:style-name="P1">100</text:p>
          </table:table-cell>
          <table:table-cell table:style-name="Tableau1.G1" office:value-type="float" office:value="1000">
            <text:p text:style-name="P1">1000</text:p>
          </table:table-cell>
        </table:table-row>
        <table:table-row>
          <table:table-cell table:style-name="Tableau1.A2" office:value-type="string">
            <text:p text:style-name="P1">jour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B2" office:value-type="float" office:value="31">
            <text:p text:style-name="P1">31</text:p>
          </table:table-cell>
          <table:table-cell table:style-name="Tableau1.B2" office:value-type="float" office:value="45">
            <text:p text:style-name="P1">45</text:p>
          </table:table-cell>
          <table:table-cell table:style-name="Tableau1.B2" office:value-type="float" office:value="86">
            <text:p text:style-name="P1">86</text:p>
          </table:table-cell>
          <table:table-cell table:style-name="Tableau1.B2" office:value-type="float" office:value="163">
            <text:p text:style-name="P1">163</text:p>
          </table:table-cell>
          <table:table-cell table:style-name="Tableau1.G2" office:value-type="float" office:value="241">
            <text:p text:style-name="P1">241</text:p>
          </table:table-cell>
        </table:table-row>
        <table:table-row>
          <table:table-cell table:style-name="Tableau1.A2" office:value-type="string">
            <text:p text:style-name="P1">Jours incr</text:p>
          </table:table-cell>
          <table:table-cell table:style-name="Tableau1.B2">
            <text:p text:style-name="P1"/>
          </table:table-cell>
          <table:table-cell table:style-name="Tableau1.B2" office:value-type="float" office:value="30">
            <text:p text:style-name="P1">30</text:p>
          </table:table-cell>
          <table:table-cell table:style-name="Tableau1.B2" office:value-type="float" office:value="14">
            <text:p text:style-name="P1">14</text:p>
          </table:table-cell>
          <table:table-cell table:style-name="Tableau1.B2" office:value-type="float" office:value="41">
            <text:p text:style-name="P1">41</text:p>
          </table:table-cell>
          <table:table-cell table:style-name="Tableau1.B2" office:value-type="float" office:value="77">
            <text:p text:style-name="P1">77</text:p>
          </table:table-cell>
          <table:table-cell table:style-name="Tableau1.G2" office:value-type="float" office:value="78">
            <text:p text:style-name="P1">78</text:p>
          </table:table-cell>
        </table:table-row>
      </table:table>
      <text:list xml:id="list1950531184" text:continue-numbering="true" text:style-name="L1">
        <text:list-item>
          <text:list>
            <text:list-item>
              <text:list>
                <text:list-item>
                  <text:p text:style-name="P2">new formule</text:p>
                  <text:list>
                    <text:list-item>
                      <text:p text:style-name="P2">nb(j) = (nb(j0)+j) * 0,2 + ( nb(j0) * 1,02^j ) * 0,7</text:p>
                    </text:list-item>
                    <text:list-item>
                      <text:p text:style-name="P2">nouvelles valeurs</text:p>
                    </text:list-item>
                  </text:list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 table:number-columns-repeated="6"/>
        <table:table-column table:style-name="Tableau2.G"/>
        <table:table-row>
          <table:table-cell table:style-name="Tableau2.A1" office:value-type="string">
            <text:p text:style-name="P1">rép</text:p>
          </table:table-cell>
          <table:table-cell table:style-name="Tableau2.B1" office:value-type="float" office:value="1">
            <text:p text:style-name="P1">1</text:p>
          </table:table-cell>
          <table:table-cell table:style-name="Tableau2.B1" office:value-type="float" office:value="2">
            <text:p text:style-name="P1">2</text:p>
          </table:table-cell>
          <table:table-cell table:style-name="Tableau2.B1" office:value-type="float" office:value="3">
            <text:p text:style-name="P1">3</text:p>
          </table:table-cell>
          <table:table-cell table:style-name="Tableau2.B1" office:value-type="float" office:value="10">
            <text:p text:style-name="P1">10</text:p>
          </table:table-cell>
          <table:table-cell table:style-name="Tableau2.B1" office:value-type="float" office:value="100">
            <text:p text:style-name="P1">100</text:p>
          </table:table-cell>
          <table:table-cell table:style-name="Tableau2.G1" office:value-type="float" office:value="1000">
            <text:p text:style-name="P1">1000</text:p>
          </table:table-cell>
        </table:table-row>
        <table:table-row>
          <table:table-cell table:style-name="Tableau2.A2" office:value-type="string">
            <text:p text:style-name="P1">jour</text:p>
          </table:table-cell>
          <table:table-cell table:style-name="Tableau2.B2" office:value-type="float" office:value="1">
            <text:p text:style-name="P1">1</text:p>
          </table:table-cell>
          <table:table-cell table:style-name="Tableau2.B2" office:value-type="float" office:value="6">
            <text:p text:style-name="P1">6</text:p>
          </table:table-cell>
          <table:table-cell table:style-name="Tableau2.B2" office:value-type="float" office:value="11">
            <text:p text:style-name="P1">11</text:p>
          </table:table-cell>
          <table:table-cell table:style-name="Tableau2.B2" office:value-type="float" office:value="38">
            <text:p text:style-name="P1">38</text:p>
          </table:table-cell>
          <table:table-cell table:style-name="Tableau2.B2" office:value-type="float" office:value="220">
            <text:p text:style-name="P1">220</text:p>
          </table:table-cell>
          <table:table-cell table:style-name="Tableau2.G2" office:value-type="float" office:value="363">
            <text:p text:style-name="P1">363</text:p>
          </table:table-cell>
        </table:table-row>
        <table:table-row>
          <table:table-cell table:style-name="Tableau2.A2" office:value-type="string">
            <text:p text:style-name="P1">Jours incr</text:p>
          </table:table-cell>
          <table:table-cell table:style-name="Tableau2.B2">
            <text:p text:style-name="P1"/>
          </table:table-cell>
          <table:table-cell table:style-name="Tableau2.B2" office:value-type="float" office:value="6">
            <text:p text:style-name="P1">6</text:p>
          </table:table-cell>
          <table:table-cell table:style-name="Tableau2.B2" office:value-type="float" office:value="5">
            <text:p text:style-name="P1">5</text:p>
          </table:table-cell>
          <table:table-cell table:style-name="Tableau2.B2" office:value-type="float" office:value="27">
            <text:p text:style-name="P1">27</text:p>
          </table:table-cell>
          <table:table-cell table:style-name="Tableau2.B2" office:value-type="float" office:value="182">
            <text:p text:style-name="P1">182</text:p>
          </table:table-cell>
          <table:table-cell table:style-name="Tableau2.G2" office:value-type="float" office:value="143">
            <text:p text:style-name="P1">143</text:p>
          </table:table-cell>
        </table:table-row>
      </table:table>
      <text:list xml:id="list2015170782" text:continue-numbering="true" text:style-name="L1">
        <text:list-item>
          <text:list>
            <text:list-item>
              <text:p text:style-name="P2">Idée formule intégrant fréquence</text:p>
              <text:list>
                <text:list-item>
                  <text:p text:style-name="P2">problème formule : évolution très différente, selon qu'on fasse du sport tous les jours, tous les 3 jours ou toutes les semaines</text:p>
                </text:list-item>
                <text:list-item>
                  <text:p text:style-name="P2">new formule</text:p>
                  <text:list>
                    <text:list-item>
                      <text:p text:style-name="P2">rappel : nb(j) est le nombre au jème jour DE TRAVAIL !</text:p>
                      <text:list>
                        <text:list-item>
                          <text:p text:style-name="P2">Tous les 2j → nb(3) = nombre après 6 jours dans la vraie vie</text:p>
                        </text:list-item>
                      </text:list>
                    </text:list-item>
                    <text:list-item>
                      <text:p text:style-name="P2">soit éc le nombre de jours séparant 2 jours où on fait la répétition</text:p>
                      <text:list>
                        <text:list-item>
                          <text:p text:style-name="P2">donc : 1 jour sur 2 → 1 jour de pause entre 2 jours de sport → éc = 1</text:p>
                        </text:list-item>
                        <text:list-item>
                          <text:p text:style-name="P2">1j/7 → éc = 6</text:p>
                        </text:list-item>
                      </text:list>
                    </text:list-item>
                    <text:list-item>
                      <text:p text:style-name="P2">soit R le coefficient de ralentissement</text:p>
                      <text:list>
                        <text:list-item>
                          <text:p text:style-name="P2">R = 1/(1+(|2-éc|/3))</text:p>
                          <text:list>
                            <text:list-item>
                              <text:p text:style-name="P2">|1-éc| → R optimal à éc = 2</text:p>
                            </text:list-item>
                            <text:list-item>
                              <text:p text:style-name="P2">progresse plus vite par séance si laisse deux jours de repos</text:p>
                            </text:list-item>
                            <text:list-item>
                              <text:p text:style-name="P2">→ progresse plus vite avec une fois tous les 3 jours</text:p>
                            </text:list-item>
                            <text:list-item>
                              <text:p text:style-name="P2">… Mais en terme de jours réels, tous les jours = optimal</text:p>
                            </text:list-item>
                          </text:list>
                        </text:list-item>
                        <text:list-item>
                          <text:p text:style-name="P2">toutes les sem → R = 1/(1+(4/3)) = 3/7 → progresse à 43% de vitesse max</text:p>
                          <text:list>
                            <text:list-item>
                              <text:p text:style-name="P2">à chaque séance le progrès sera de 43% du max</text:p>
                            </text:list-item>
                            <text:list-item>
                              <text:p text:style-name="P2">une séance par semaine</text:p>
                            </text:list-item>
                            <text:list-item>
                              <text:p text:style-name="P2">→ progrès à 6% de la vitesse optimale en terme de jours dans la vraie vi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nb(j) = ( nb(j0) + j*R ) * 0,2 + ( nb(j0) * (1+(0,02*R))^j ) * 0,7</text:p>
                    </text:list-item>
                    <text:list-item>
                      <text:p text:style-name="P2">note : afficher aussi Rréel = R/(éc+1) le ralentissement en terme de jours réels</text:p>
                    </text:list-item>
                  </text:list>
                </text:list-item>
              </text:list>
            </text:list-item>
            <text:list-item>
              <text:p text:style-name="P2">exercices à charge</text:p>
              <text:list>
                <text:list-item>
                  <text:p text:style-name="P2">principe</text:p>
                  <text:list>
                    <text:list-item>
                      <text:p text:style-name="P2">s'appuyer sur les calculs de charge maximale et de répétitions</text:p>
                    </text:list-item>
                    <text:list-item>
                      <text:p text:style-name="P2">cf google pour calculs</text:p>
                    </text:list-item>
                    <text:list-item>
                      <text:p text:style-name="P2">permettre de cocher</text:p>
                      <text:list>
                        <text:list-item>
                          <text:p text:style-name="P2">« l'exercice utilise des charges »</text:p>
                        </text:list-item>
                        <text:list-item>
                          <text:p text:style-name="P2"><text:soft-page-break/>« charge de départ »</text:p>
                        </text:list-item>
                        <text:list-item>
                          <text:p text:style-name="P2">« évoluer en charges »</text:p>
                        </text:list-item>
                        <text:list-item>
                          <text:p text:style-name="P2">« choix limite charge »</text:p>
                        </text:list-item>
                      </text:list>
                    </text:list-item>
                    <text:list-item>
                      <text:p text:style-name="P2">Indiquer que</text:p>
                      <text:list>
                        <text:list-item>
                          <text:p text:style-name="P2">limite charge relative</text:p>
                          <text:list>
                            <text:list-item>
                              <text:p text:style-name="P2">au matériel dispo</text:p>
                            </text:list-item>
                            <text:list-item>
                              <text:p text:style-name="P2">à la charge qu'on ne souhaite pas dépasser (se fixer une limite)</text:p>
                            </text:list-item>
                          </text:list>
                        </text:list-item>
                        <text:list-item>
                          <text:p text:style-name="P2">indiquer que des exercices avec de trop lourdes charges peuvent endommager</text:p>
                          <text:list>
                            <text:list-item>
                              <text:p text:style-name="P2">les articulations</text:p>
                            </text:list-item>
                            <text:list-item>
                              <text:p text:style-name="P2">le système sanguin : AVC, varicocèles et stérilisation, …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oisir le pas de progression des charges ? Monter 5kg par 5kg ? 10 ?</text:p>
                    </text:list-item>
                    <text:list-item>
                      <text:p text:style-name="P2">intégrer à formule plusieurs modes en fonction des objectifs</text:p>
                      <text:list>
                        <text:list-item>
                          <text:p text:style-name="P2">travailler majorité du temps à x% de charge max en fonction des objectifs</text:p>
                        </text:list-item>
                        <text:list-item>
                          <text:p text:style-name="P2">masse musculaire : 70% charge max</text:p>
                        </text:list-item>
                        <text:list-item>
                          <text:p text:style-name="P2">endurance : moins</text:p>
                        </text:list-item>
                        <text:list-item>
                          <text:p text:style-name="P2">note : finalement, pas demander charge max à la personne, mais juste demander objectif et choisir charge et faire évoluer en fonction ?</text:p>
                          <text:list>
                            <text:list-item>
                              <text:p text:style-name="P2">Demander quand même max dispo matériellemen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tableaux etc</text:p>
                  <text:list>
                    <text:list-item>
                      <text:p text:style-name="P2">rappels (cf fichier infoInternet)</text:p>
                      <text:list>
                        <text:list-item>
                          <text:p text:style-name="P2">1-RM = poids max avec lequel on peut faire une répétition</text:p>
                        </text:list-item>
                        <text:list-item>
                          <text:p text:style-name="P2">table de berger 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float" office:value="1">
            <text:p text:style-name="P1">1</text:p>
          </table:table-cell>
          <table:table-cell table:style-name="Tableau3.B1" office:value-type="float" office:value="100">
            <text:p text:style-name="P1">100</text:p>
          </table:table-cell>
        </table:table-row>
        <table:table-row>
          <table:table-cell table:style-name="Tableau3.A2" office:value-type="float" office:value="2">
            <text:p text:style-name="P1">2</text:p>
          </table:table-cell>
          <table:table-cell table:style-name="Tableau3.B2" office:value-type="float" office:value="97.4">
            <text:p text:style-name="P1">97,4</text:p>
          </table:table-cell>
        </table:table-row>
        <table:table-row>
          <table:table-cell table:style-name="Tableau3.A2" office:value-type="float" office:value="3">
            <text:p text:style-name="P1">3</text:p>
          </table:table-cell>
          <table:table-cell table:style-name="Tableau3.B2" office:value-type="float" office:value="94.9">
            <text:p text:style-name="P1">94,9</text:p>
          </table:table-cell>
        </table:table-row>
        <table:table-row>
          <table:table-cell table:style-name="Tableau3.A2" office:value-type="float" office:value="4">
            <text:p text:style-name="P1">4</text:p>
          </table:table-cell>
          <table:table-cell table:style-name="Tableau3.B2" office:value-type="float" office:value="92.5">
            <text:p text:style-name="P1">92,5</text:p>
          </table:table-cell>
        </table:table-row>
        <table:table-row>
          <table:table-cell table:style-name="Tableau3.A2" office:value-type="float" office:value="5">
            <text:p text:style-name="P1">5</text:p>
          </table:table-cell>
          <table:table-cell table:style-name="Tableau3.B2" office:value-type="float" office:value="89.8">
            <text:p text:style-name="P1">89,8</text:p>
          </table:table-cell>
        </table:table-row>
        <table:table-row>
          <table:table-cell table:style-name="Tableau3.A2" office:value-type="float" office:value="6">
            <text:p text:style-name="P1">6</text:p>
          </table:table-cell>
          <table:table-cell table:style-name="Tableau3.B2" office:value-type="float" office:value="87.6">
            <text:p text:style-name="P1">87,6</text:p>
          </table:table-cell>
        </table:table-row>
        <table:table-row>
          <table:table-cell table:style-name="Tableau3.A2" office:value-type="float" office:value="7">
            <text:p text:style-name="P1">7</text:p>
          </table:table-cell>
          <table:table-cell table:style-name="Tableau3.B2" office:value-type="float" office:value="85.5">
            <text:p text:style-name="P1">85,5</text:p>
          </table:table-cell>
        </table:table-row>
        <table:table-row>
          <table:table-cell table:style-name="Tableau3.A2" office:value-type="float" office:value="8">
            <text:p text:style-name="P1">8</text:p>
          </table:table-cell>
          <table:table-cell table:style-name="Tableau3.B2" office:value-type="float" office:value="83.3">
            <text:p text:style-name="P1">83,3</text:p>
          </table:table-cell>
        </table:table-row>
        <table:table-row>
          <table:table-cell table:style-name="Tableau3.A2" office:value-type="float" office:value="9">
            <text:p text:style-name="P1">9</text:p>
          </table:table-cell>
          <table:table-cell table:style-name="Tableau3.B2" office:value-type="float" office:value="81.1">
            <text:p text:style-name="P1">81,1</text:p>
          </table:table-cell>
        </table:table-row>
        <table:table-row>
          <table:table-cell table:style-name="Tableau3.A2" office:value-type="float" office:value="10">
            <text:p text:style-name="P1">10</text:p>
          </table:table-cell>
          <table:table-cell table:style-name="Tableau3.B2" office:value-type="float" office:value="78.8">
            <text:p text:style-name="P1">78,8</text:p>
          </table:table-cell>
        </table:table-row>
      </table:table>
      <text:list xml:id="list178616898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Tableau perso, transition poids (une ligne = un « pont »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D"/>
        <table:table-row>
          <table:table-cell table:style-name="Tableau4.A1" office:value-type="string">
            <text:p text:style-name="P1">Poids (kg)</text:p>
          </table:table-cell>
          <table:table-cell table:style-name="Tableau4.A1" office:value-type="string">
            <text:p text:style-name="P1">Nb rép max</text:p>
          </table:table-cell>
          <table:table-cell table:style-name="Tableau4.A1" office:value-type="string">
            <text:p text:style-name="P1">Poids 2</text:p>
          </table:table-cell>
          <table:table-cell table:style-name="Tableau4.D1" office:value-type="string">
            <text:p text:style-name="P1">Nb rép max 2</text:p>
          </table:table-cell>
        </table:table-row>
        <table:table-row>
          <table:table-cell table:style-name="Tableau4.A2" office:value-type="float" office:value="100">
            <text:p text:style-name="P1">100</text:p>
          </table:table-cell>
          <table:table-cell table:style-name="Tableau4.A2" office:value-type="float" office:value="13">
            <text:p text:style-name="P1">13</text:p>
          </table:table-cell>
          <table:table-cell table:style-name="Tableau4.A2" office:value-type="float" office:value="110">
            <text:p text:style-name="P1">110</text:p>
          </table:table-cell>
          <table:table-cell table:style-name="Tableau4.D2" office:value-type="float" office:value="8">
            <text:p text:style-name="P1">8</text:p>
          </table:table-cell>
        </table:table-row>
        <table:table-row>
          <table:table-cell table:style-name="Tableau4.A2" office:value-type="float" office:value="90">
            <text:p text:style-name="P1">90</text:p>
          </table:table-cell>
          <table:table-cell table:style-name="Tableau4.A2" office:value-type="float" office:value="12">
            <text:p text:style-name="P1">12</text:p>
          </table:table-cell>
          <table:table-cell table:style-name="Tableau4.A2" office:value-type="float" office:value="100">
            <text:p text:style-name="P1">100</text:p>
          </table:table-cell>
          <table:table-cell table:style-name="Tableau4.D2" office:value-type="float" office:value="7">
            <text:p text:style-name="P1">7</text:p>
          </table:table-cell>
        </table:table-row>
        <table:table-row>
          <table:table-cell table:style-name="Tableau4.A2" office:value-type="float" office:value="80">
            <text:p text:style-name="P1">80</text:p>
          </table:table-cell>
          <table:table-cell table:style-name="Tableau4.A2" office:value-type="float" office:value="13">
            <text:p text:style-name="P1">13</text:p>
          </table:table-cell>
          <table:table-cell table:style-name="Tableau4.A2" office:value-type="float" office:value="90">
            <text:p text:style-name="P1">90</text:p>
          </table:table-cell>
          <table:table-cell table:style-name="Tableau4.D2" office:value-type="float" office:value="7">
            <text:p text:style-name="P1">7</text:p>
          </table:table-cell>
        </table:table-row>
        <table:table-row>
          <table:table-cell table:style-name="Tableau4.A2" office:value-type="float" office:value="70">
            <text:p text:style-name="P1">70</text:p>
          </table:table-cell>
          <table:table-cell table:style-name="Tableau4.A2" office:value-type="float" office:value="14">
            <text:p text:style-name="P1">14</text:p>
          </table:table-cell>
          <table:table-cell table:style-name="Tableau4.A2" office:value-type="float" office:value="80">
            <text:p text:style-name="P1">80</text:p>
          </table:table-cell>
          <table:table-cell table:style-name="Tableau4.D2" office:value-type="float" office:value="7">
            <text:p text:style-name="P1">7</text:p>
          </table:table-cell>
        </table:table-row>
        <table:table-row>
          <table:table-cell table:style-name="Tableau4.A2" office:value-type="float" office:value="60">
            <text:p text:style-name="P1">60</text:p>
          </table:table-cell>
          <table:table-cell table:style-name="Tableau4.A2" office:value-type="float" office:value="13">
            <text:p text:style-name="P1">13</text:p>
          </table:table-cell>
          <table:table-cell table:style-name="Tableau4.A2" office:value-type="float" office:value="70">
            <text:p text:style-name="P1">70</text:p>
          </table:table-cell>
          <table:table-cell table:style-name="Tableau4.D2" office:value-type="float" office:value="6">
            <text:p text:style-name="P1">6</text:p>
          </table:table-cell>
        </table:table-row>
        <table:table-row>
          <table:table-cell table:style-name="Tableau4.A2" office:value-type="float" office:value="50">
            <text:p text:style-name="P1">50</text:p>
          </table:table-cell>
          <table:table-cell table:style-name="Tableau4.A2" office:value-type="float" office:value="15">
            <text:p text:style-name="P1">15</text:p>
          </table:table-cell>
          <table:table-cell table:style-name="Tableau4.A2" office:value-type="float" office:value="60">
            <text:p text:style-name="P1">60</text:p>
          </table:table-cell>
          <table:table-cell table:style-name="Tableau4.D2" office:value-type="float" office:value="6">
            <text:p text:style-name="P1">6</text:p>
          </table:table-cell>
        </table:table-row>
        <table:table-row>
          <table:table-cell table:style-name="Tableau4.A2" office:value-type="float" office:value="40">
            <text:p text:style-name="P1">40</text:p>
          </table:table-cell>
          <table:table-cell table:style-name="Tableau4.A2" office:value-type="float" office:value="17">
            <text:p text:style-name="P1">17</text:p>
          </table:table-cell>
          <table:table-cell table:style-name="Tableau4.A2" office:value-type="float" office:value="50">
            <text:p text:style-name="P1">50</text:p>
          </table:table-cell>
          <table:table-cell table:style-name="Tableau4.D2" office:value-type="float" office:value="6">
            <text:p text:style-name="P1">6</text:p>
          </table:table-cell>
        </table:table-row>
        <table:table-row>
          <table:table-cell table:style-name="Tableau4.A2" office:value-type="float" office:value="35">
            <text:p text:style-name="P1">35</text:p>
          </table:table-cell>
          <table:table-cell table:style-name="Tableau4.A2" office:value-type="float" office:value="13">
            <text:p text:style-name="P1">13</text:p>
          </table:table-cell>
          <table:table-cell table:style-name="Tableau4.A2" office:value-type="float" office:value="40">
            <text:p text:style-name="P1">40</text:p>
          </table:table-cell>
          <table:table-cell table:style-name="Tableau4.D2" office:value-type="float" office:value="7">
            <text:p text:style-name="P1">7</text:p>
          </table:table-cell>
        </table:table-row>
        <table:table-row>
          <table:table-cell table:style-name="Tableau4.A2" office:value-type="float" office:value="30">
            <text:p text:style-name="P1">30</text:p>
          </table:table-cell>
          <table:table-cell table:style-name="Tableau4.A2" office:value-type="float" office:value="15">
            <text:p text:style-name="P1">15</text:p>
          </table:table-cell>
          <table:table-cell table:style-name="Tableau4.A2" office:value-type="float" office:value="35">
            <text:p text:style-name="P1">35</text:p>
          </table:table-cell>
          <table:table-cell table:style-name="Tableau4.D2" office:value-type="float" office:value="7">
            <text:p text:style-name="P1">7</text:p>
          </table:table-cell>
        </table:table-row>
        <text:soft-page-break/>
        <table:table-row>
          <table:table-cell table:style-name="Tableau4.A2" office:value-type="float" office:value="25">
            <text:p text:style-name="P1">25</text:p>
          </table:table-cell>
          <table:table-cell table:style-name="Tableau4.A2" office:value-type="float" office:value="16">
            <text:p text:style-name="P1">16</text:p>
          </table:table-cell>
          <table:table-cell table:style-name="Tableau4.A2" office:value-type="float" office:value="30">
            <text:p text:style-name="P1">30</text:p>
          </table:table-cell>
          <table:table-cell table:style-name="Tableau4.D2" office:value-type="float" office:value="7">
            <text:p text:style-name="P1">7</text:p>
          </table:table-cell>
        </table:table-row>
        <table:table-row>
          <table:table-cell table:style-name="Tableau4.A2" office:value-type="float" office:value="20">
            <text:p text:style-name="P1">20</text:p>
          </table:table-cell>
          <table:table-cell table:style-name="Tableau4.A2" office:value-type="float" office:value="17">
            <text:p text:style-name="P1">17</text:p>
          </table:table-cell>
          <table:table-cell table:style-name="Tableau4.A2" office:value-type="float" office:value="25">
            <text:p text:style-name="P1">25</text:p>
          </table:table-cell>
          <table:table-cell table:style-name="Tableau4.D2" office:value-type="float" office:value="6">
            <text:p text:style-name="P1">6</text:p>
          </table:table-cell>
        </table:table-row>
        <table:table-row>
          <table:table-cell table:style-name="Tableau4.A2" office:value-type="float" office:value="15">
            <text:p text:style-name="P1">15</text:p>
          </table:table-cell>
          <table:table-cell table:style-name="Tableau4.A2" office:value-type="float" office:value="17">
            <text:p text:style-name="P1">17</text:p>
          </table:table-cell>
          <table:table-cell table:style-name="Tableau4.A2" office:value-type="float" office:value="20">
            <text:p text:style-name="P1">20</text:p>
          </table:table-cell>
          <table:table-cell table:style-name="Tableau4.D2" office:value-type="float" office:value="4">
            <text:p text:style-name="P1">4</text:p>
          </table:table-cell>
        </table:table-row>
        <table:table-row>
          <table:table-cell table:style-name="Tableau4.A2" office:value-type="float" office:value="10">
            <text:p text:style-name="P1">10</text:p>
          </table:table-cell>
          <table:table-cell table:style-name="Tableau4.A2" office:value-type="float" office:value="17">
            <text:p text:style-name="P1">17</text:p>
          </table:table-cell>
          <table:table-cell table:style-name="Tableau4.A2" office:value-type="float" office:value="12.5">
            <text:p text:style-name="P1">12,5</text:p>
          </table:table-cell>
          <table:table-cell table:style-name="Tableau4.D2" office:value-type="float" office:value="1">
            <text:p text:style-name="P1">1</text:p>
          </table:table-cell>
        </table:table-row>
      </table:table>
      <text:list xml:id="list1243679038" text:continue-numbering="true" text:style-name="L1">
        <text:list-item>
          <text:list>
            <text:list-item>
              <text:list>
                <text:list-item>
                  <text:p text:style-name="P2">algorithme</text:p>
                  <text:list>
                    <text:list-item>
                      <text:p text:style-name="P2">soient</text:p>
                      <text:list>
                        <text:list-item>
                          <text:p text:style-name="P2">rép(j) = répétitions prévues en gardant le même poids</text:p>
                        </text:list-item>
                        <text:list-item>
                          <text:p text:style-name="P2">poids(j) = le poids avant changement</text:p>
                        </text:list-item>
                        <text:list-item>
                          <text:p text:style-name="P2">répMaj(j) = répétitions « mises à jour »</text:p>
                          <text:list>
                            <text:list-item>
                              <text:p text:style-name="P2">équivalent dans tableau ci dessus quand passe de gauche à droite</text:p>
                            </text:list-item>
                            <text:list-item>
                              <text:p text:style-name="P2">nombre de répétitions équivalent quand augmente poids</text:p>
                            </text:list-item>
                          </text:list>
                        </text:list-item>
                        <text:list-item>
                          <text:p text:style-name="P2">poidsMaj(j) = new poids après MAJ</text:p>
                        </text:list-item>
                      </text:list>
                    </text:list-item>
                    <text:list-item>
                      <text:p text:style-name="P2">si rép(j) &amp; poids(j) apparaissent à gauche dans tableau ci dessus</text:p>
                      <text:list>
                        <text:list-item>
                          <text:p text:style-name="P2">→ remplace rép(j) &amp; poids(j) par répMaj(j) &amp; poidsMaj(j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étapes</text:p>
          <text:list>
            <text:list-item>
              <text:p text:style-name="P2">arrive sur site</text:p>
            </text:list-item>
            <text:list-item>
              <text:p text:style-name="P2">profil, possibilité configurer plusieurs exercices</text:p>
              <text:list>
                <text:list-item>
                  <text:p text:style-name="P2">inscription</text:p>
                </text:list-item>
                <text:list-item>
                  <text:p text:style-name="P2">rempli un formulaire par ex</text:p>
                </text:list-item>
                <text:list-item>
                  <text:p text:style-name="P2">peut aller dans profil et suivre évolution pour chaque ex</text:p>
                </text:list-item>
              </text:list>
            </text:list-item>
            <text:list-item>
              <text:p text:style-name="P2">test gratuit sans inscription</text:p>
              <text:list>
                <text:list-item>
                  <text:p text:style-name="P2">possible faire un tunnel pour un ex</text:p>
                </text:list-item>
                <text:list-item>
                  <text:p text:style-name="P2">possible voir courbe</text:p>
                </text:list-item>
                <text:list-item>
                  <text:p text:style-name="P2">pas possible sauver</text:p>
                </text:list-item>
                <text:list-item>
                  <text:p text:style-name="P2">pas possible comparer exs</text:p>
                </text:list-item>
              </text:list>
            </text:list-item>
            <text:list-item>
              <text:p text:style-name="P2">formulaire rempli</text:p>
              <text:list>
                <text:list-item>
                  <text:p text:style-name="P2">fournit graphique, courbe exs</text:p>
                </text:list-item>
                <text:list-item>
                  <text:p text:style-name="P2">possible télécharger en PDF</text:p>
                </text:list-item>
                <text:list-item>
                  <text:p text:style-name="P2">si inscrit → accès page récapitulant exs du jour</text:p>
                </text:list-item>
                <text:list-item>
                  <text:p text:style-name="P2">si app mobile → notifs et page récap</text:p>
                </text:list-item>
              </text:list>
            </text:list-item>
          </text:list>
        </text:list-item>
        <text:list-item>
          <text:p text:style-name="P2">arrêt trop long → baisser nb répétitions / km</text:p>
        </text:list-item>
        <text:list-item>
          <text:p text:style-name="P2">idée : ajouter possibilité partager sur réseaux sociaux ?</text:p>
        </text:list-item>
        <text:list-item>
          <text:p text:style-name="P2">Gestion jours</text:p>
          <text:list>
            <text:list-item>
              <text:p text:style-name="P2">ième jour = ième jour d'exercice ! Si exercices tous les 3 jours :</text:p>
              <text:list>
                <text:list-item>
                  <text:p text:style-name="P2">i = 0 → 1er jour ; i = 1 → 4ème jour ; i = 2 → 7ème jour …</text:p>
                </text:list-item>
              </text:list>
            </text:list-item>
            <text:list-item>
              <text:p text:style-name="P2">puis les i se calent sur ce que l'utilisateur a réellement fait</text:p>
              <text:list>
                <text:list-item>
                  <text:p text:style-name="P2">si a fait tous les jours pendant 3 jours, puis en a sauté 2 :</text:p>
                </text:list-item>
                <text:list-item>
                  <text:p text:style-name="P2">0 → 1 ; 1 → 2 ; 2 → 3 ; 3 → 6</text:p>
                </text:list-item>
              </text:list>
            </text:list-item>
            <text:list-item>
              <text:p text:style-name="P2">et app se recale sur évolution normale après</text:p>
            </text:list-item>
          </text:list>
        </text:list-item>
        <text:list-item>
          <text:p text:style-name="P2">formule calcul jour</text:p>
          <text:list>
            <text:list-item>
              <text:p text:style-name="P2">soit val(j) = au nombre de répéts / km / au score de formule attendu / fait le jour j</text:p>
            </text:list-item>
            <text:list-item>
              <text:p text:style-name="P2">soit jEcart = nombre de jours écoulés depuis la dernière série</text:p>
            </text:list-item>
            <text:list-item>
              <text:p text:style-name="P2">val(j) = (val(jPreced) * (1+0,02*R)) + 0,2*R</text:p>
              <text:list>
                <text:list-item>
                  <text:p text:style-name="P2">rappel : R = 1/(1+(|2-éc|/3))</text:p>
                </text:list-item>
                <text:list-item>
                  <text:p text:style-name="P2">note perso : pas possible de diminuer après pause d'un mois par ex avec cette formule, modifier</text:p>
                </text:list-item>
              </text:list>
            </text:list-item>
          </text:list>
        </text:list-item>
        <text:list-item>
          <text:p text:style-name="P2">évolutions</text:p>
          <text:list>
            <text:list-item>
              <text:p text:style-name="P2">suivre tracé GPS et vérifier distance, et proposer randos ?</text:p>
              <text:list>
                <text:list-item>
                  <text:p text:style-name="P2"><text:soft-page-break/>Surtout pas dans V1 !!!</text:p>
                </text:list-item>
              </text:list>
            </text:list-item>
            <text:list-item>
              <text:p text:style-name="P2">intégrer âge à formule ? Plus on est éloigné de 20, plus on évolue lente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.3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ff0000" style:font-name="Times New Roman1" fo:font-size="2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6600" style:font-name="Times New Roman1" fo:font-size="16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3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00ff" style:font-name="Times New Roman1" fo:font-size="18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/>
      <style:text-properties fo:font-variant="normal" fo:text-transform="none" fo:color="#666666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666666" fo:font-size="12pt" fo:font-weight="normal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8T11:30:25</meta:creation-date>
    <meta:generator>OpenOffice/4.1.7$Unix OpenOffice.org_project/417m1$Build-9800</meta:generator>
    <meta:editing-duration>P4DT1H15M59S</meta:editing-duration>
    <meta:editing-cycles>310</meta:editing-cycles>
    <dc:title>note</dc:title>
    <dc:date>2022-03-18T09:25:09</dc:date>
    <meta:document-statistic meta:table-count="4" meta:image-count="0" meta:object-count="0" meta:page-count="6" meta:paragraph-count="314" meta:word-count="1973" meta:character-count="9636"/>
    <meta:template xlink:type="simple" xlink:actuate="onRequest" xlink:title="note" xlink:href="../../../../../../Library/Application%20Support/OpenOffice/4/user/template/note.ott" meta:date="2022-02-08T11:30:25"/>
  </office:meta>
</office:document-meta>
</file>